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7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7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7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7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7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7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7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6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7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7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7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7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7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7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7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7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table:number-columns-repeated="2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table:number-columns-repeated="2"/>
          <table:table-cell table:style-name="Default" table:number-columns-repeated="1018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table:number-columns-repeated="2"/>
          <table:table-cell table:style-name="Default" table:number-columns-repeated="1018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7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7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7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office:value-type="string" calcext:value-type="string">
            <text:p>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table:number-columns-repeated="1020"/>
        </table:table-row>
        <table:table-row table:style-name="ro2" table:number-rows-repeated="1048345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17:11:42.4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2-24T17:19:50.240000000</dc:date>
    <meta:editing-duration>P10DT3H50M53S</meta:editing-duration>
    <meta:editing-cycles>4075</meta:editing-cycles>
    <meta:document-statistic meta:table-count="1" meta:cell-count="673" meta:object-count="0"/>
    <meta:user-defined meta:name="qrichtext">1</meta:user-defined>
  </office:meta>
</office:document-meta>
</file>